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0" calcext:value-type="float">
            <text:p>690</text:p>
          </table:table-cell>
          <table:table-cell table:style-name="ce7" table:formula="of:=COUNTIF([.B7:.B999];&quot;X&quot;)" office:value-type="float" office:value="582" calcext:value-type="float">
            <text:p>58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1" calcext:value-type="float">
            <text:p>73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6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17:36:25.3539331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2T17:37:11.033250829</dc:date>
    <meta:editing-duration>PT19H8M40S</meta:editing-duration>
    <meta:editing-cycles>677</meta:editing-cycles>
    <meta:document-statistic meta:table-count="1" meta:cell-count="4144" meta:object-count="0"/>
  </office:meta>
</office:document-meta>
</file>